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8">
        <text:h text:style-name="Heading_20_4" text:outline-level="4">Navigation:</text:h>
        <text:p text:style-name="Text_20_body_20_indent_20_Organon">To use drag and drop, click on the <text:span text:style-name="T1">text</text:span> of the node, hold the mouse button and drag. An arrow will be shown. A folder can't be dragged on himself (indicated by a red point)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36" meta:character-count="185"/>
    <dc:date>2014-07-09T08:19:32.32</dc:date>
    <meta:editing-duration>P0D</meta:editing-duration>
    <meta:editing-cycles>1</meta:editing-cycles>
    <meta:generator>OpenOffice/4.1.0$Win32 OpenOffice.org_project/410m18$Build-9764</meta:generator>
  </office:meta>
</office:document-meta>
</file>